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39e0" officeooo:paragraph-rsid="000c39e0"/>
    </style:style>
    <style:style style:name="P2" style:family="paragraph" style:parent-style-name="Standard">
      <style:text-properties officeooo:rsid="000e276c" officeooo:paragraph-rsid="000e276c"/>
    </style:style>
    <style:style style:name="P3" style:family="paragraph" style:parent-style-name="Standard">
      <style:text-properties officeooo:rsid="00116098" officeooo:paragraph-rsid="00116098"/>
    </style:style>
    <style:style style:name="P4" style:family="paragraph" style:parent-style-name="Standard">
      <style:text-properties style:text-underline-style="solid" style:text-underline-width="auto" style:text-underline-color="font-color" fo:font-weight="bold" officeooo:rsid="00164652" officeooo:paragraph-rsid="00164652" style:font-weight-asian="bold" style:font-weight-complex="bold"/>
    </style:style>
    <style:style style:name="P5" style:family="paragraph" style:parent-style-name="Standard">
      <style:text-properties officeooo:rsid="0016da5a" officeooo:paragraph-rsid="00207c95"/>
    </style:style>
    <style:style style:name="P6" style:family="paragraph" style:parent-style-name="Standard">
      <style:text-properties officeooo:rsid="00164652" officeooo:paragraph-rsid="00164652"/>
    </style:style>
    <style:style style:name="P7" style:family="paragraph" style:parent-style-name="Standard">
      <style:text-properties fo:color="#000000" style:font-name="Times" fo:font-size="12pt" officeooo:rsid="00164652" officeooo:paragraph-rsid="00225147" style:font-size-asian="12pt" style:font-size-complex="12pt"/>
    </style:style>
    <style:style style:name="T1" style:family="text">
      <style:text-properties officeooo:rsid="000e276c"/>
    </style:style>
    <style:style style:name="T2" style:family="text">
      <style:text-properties officeooo:rsid="00116098"/>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16a21" style:font-weight-asian="bold" style:font-weight-complex="bold"/>
    </style:style>
    <style:style style:name="T5" style:family="text">
      <style:text-properties style:text-underline-style="none" fo:font-weight="normal" officeooo:rsid="00116a21" style:font-weight-asian="normal" style:font-weight-complex="normal"/>
    </style:style>
    <style:style style:name="T6" style:family="text">
      <style:text-properties officeooo:rsid="00137d58"/>
    </style:style>
    <style:style style:name="T7" style:family="text">
      <style:text-properties officeooo:rsid="0017550a"/>
    </style:style>
    <style:style style:name="T8" style:family="text">
      <style:text-properties officeooo:rsid="001aafcf"/>
    </style:style>
    <style:style style:name="T9" style:family="text">
      <style:text-properties officeooo:rsid="002251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Architecture</text:span> Design</text:p>
      <text:p text:style-name="P6">The chosen architecture for designing and implementing the BattleBots program outlined in the requirements document will <text:span text:style-name="T8">be a</text:span> Model-View-Controller.</text:p>
      <text:p text:style-name="P7"><text:tab/>Model-View-Controller is consist with three different parts. Model, View and Controller, <text:s/>Model does not rely on either View or Controller (it does not care how it is being controlled or viewed) it just controls the <text:span text:style-name="T9">behavior</text:span> of the application following by the rules and manage the data of the application domain. <text:s/>Model can update and display the state to View so the user can see what changes has he/she made by using the Controller. View needs to register into the which Model it wants to view, once it has been registered it will display whatever the Model allows it to the user. If View is the output tool in this relationship, Controller will be the input tool in the relationship, it interacts with the user by taking user’s input from either keyboard or mouse and informing it to the Model.</text:p>
      <text:p text:style-name="P5"><text:tab/>There are a number of reasons why this architecture has been chosen over other types. <text:s/><text:span text:style-name="T7">The primary reason for this design choice is that all members of the A5 software team already have a familiarity with how this architecture should work. <text:s/>All members of the group have taken computer science courses which involved creating programs based on a Model-View-Controller architecture, so experience with this method is present. <text:s/>We acknowledge that generally a Model-View-Controller architecture is a more efficient architecture for projects that are much larger than this. <text:s/>However, we feel as though our experience with this architecture relative to other architectures outweighs any difficulties we may have in implementing such a small program with a Model-View-Controller. <text:s/>Another reason why this architecture was chosen is because of the heavy use of visual displays driven by the user (relative to other types of programs). <text:s/>This program is driven by the users' input. Everything from viewing the rules; selecting team attributes; choosing game properties; and executing individual moves require input from the user in order to be preformed. <text:s/>Every action done by the user will require a change in display either as a new interface window or as a visual change in board state. <text:s/>There will be very few actions done without the user's input. <text:s/></text:span></text:p>
      <text:p text:style-name="P5"><text:span text:style-name="T7"><text:tab/>A benefit of this architecture is the separation of the interface and the model. This will make the code easier to work on because each class will have a specific purpose. This will result in less coupling because changes made to a class will not affect many other classes. Cohesive classes also result in much easier testing because each class can be tested individually. </text:span></text:p>
      <text:p text:style-name="P5"><text:span text:style-name="T7"><text:tab/>Despite all these advantages, there are some disadvantages that we must acknowledge. <text:s/>One disadvantage with Model-View-Controller is it may be difficult to divide the work other than between the model, the view and the controller. This is because these parts of the architecture have many interactions within themselves. Another disadvantage is that it may take more time planning the interactions properly to interact without having too much unnecessary coupling. We feel as though the benefits of a high level of cohesion achieved through this architecture will outweigh the time costs we may endure during designing and implementing the program.</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OLD VERSION, Ignore Everything Below This Line</text:p>
      <text:p text:style-name="P1">1.) Outer Layer: This layer is considered the user interface of the program. <text:s/>Main function of this layer will be to translate tasks and results to a format that the user can understand</text:p>
      <text:p text:style-name="P1"><text:span text:style-name="T2">Chosen architecture:</text:span><text:tab/><text:span text:style-name="T3">Independent Components (Event-Driven Architecture):</text:span> This architecture is primarily useful for detecting, producing and reacting to different events.</text:p>
      <text:p text:style-name="P1">Why this architecture? <text:s/>There are a few reasons why this architecture has been chosen for our outer layer. <text:s/>The main reason is that our program will be <text:span text:style-name="T1">occurring</text:span> on a human <text:span text:style-name="T1">time scale. <text:s/>Events that occur will need to occur at…….</text:span></text:p>
      <text:p text:style-name="P1"/>
      <text:p text:style-name="P2">2.) Middle Layer: <text:s/>This layer will coordinate process' and data the different layers and makes logical decisions and evaluations. <text:s/>This is an necessary layer to have in our game design since we will be using the Forth programming language and will need to communicate with robot AI's though a mailbox system.</text:p>
      <text:p text:style-name="P3">Chosen architecture: <text:span text:style-name="T4">Blackboard</text:span><text:span text:style-name="T5"> ….</text:span></text:p>
      <text:p text:style-name="P3"/>
      <text:p text:style-name="P3">3.) Bottom layer: This is the business and logic database layer in our system.</text:p>
      <text:p text:style-name="P3">Chosen architecture: <text:span text:style-name="T4">Blackboard</text:span><text:span text:style-name="T5"> The reason for this is becau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8T13:46:20.139201412</meta:creation-date>
    <dc:date>2016-10-19T12:13:41.016810173</dc:date>
    <meta:editing-duration>PT1H6M7S</meta:editing-duration>
    <meta:editing-cycles>21</meta:editing-cycles>
    <meta:generator>LibreOffice/4.4.7.2$Linux_X86_64 LibreOffice_project/40$Build-2</meta:generator>
    <meta:document-statistic meta:table-count="0" meta:image-count="0" meta:object-count="0" meta:page-count="2" meta:paragraph-count="14" meta:word-count="715" meta:character-count="4450" meta:non-whitespace-character-count="3725"/>
  </office:meta>
</office:document-meta>
</file>